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177" officeooo:paragraph-rsid="00107177"/>
    </style:style>
    <style:style style:name="P2" style:family="paragraph" style:parent-style-name="Standard">
      <style:text-properties officeooo:rsid="00108ec0" officeooo:paragraph-rsid="00108ec0"/>
    </style:style>
    <style:style style:name="P3" style:family="paragraph" style:parent-style-name="Standard">
      <style:text-properties officeooo:rsid="00108ec0" officeooo:paragraph-rsid="00120f62"/>
    </style:style>
    <style:style style:name="P4" style:family="paragraph" style:parent-style-name="Standard">
      <style:text-properties officeooo:rsid="00108ec0" officeooo:paragraph-rsid="00129b66"/>
    </style:style>
    <style:style style:name="P5" style:family="paragraph" style:parent-style-name="Standard">
      <style:text-properties officeooo:rsid="0013cce5" officeooo:paragraph-rsid="0013cce5"/>
    </style:style>
    <style:style style:name="P6" style:family="paragraph" style:parent-style-name="Standard">
      <style:text-properties officeooo:rsid="001566e0" officeooo:paragraph-rsid="001566e0"/>
    </style:style>
    <style:style style:name="P7" style:family="paragraph" style:parent-style-name="Standard">
      <style:text-properties officeooo:rsid="001811f1" officeooo:paragraph-rsid="001811f1"/>
    </style:style>
    <style:style style:name="P8" style:family="paragraph" style:parent-style-name="Standard">
      <style:text-properties officeooo:rsid="001811f1" officeooo:paragraph-rsid="00198168"/>
    </style:style>
    <style:style style:name="P9" style:family="paragraph" style:parent-style-name="Standard">
      <style:text-properties fo:font-weight="bold" officeooo:rsid="00210f4e" officeooo:paragraph-rsid="00210f4e" style:font-weight-asian="bold" style:font-weight-complex="bold"/>
    </style:style>
    <style:style style:name="P10" style:family="paragraph" style:parent-style-name="Standard">
      <style:text-properties officeooo:rsid="00198168" officeooo:paragraph-rsid="001c23c2"/>
    </style:style>
    <style:style style:name="P11" style:family="paragraph" style:parent-style-name="Standard">
      <style:text-properties officeooo:rsid="001c23c2" officeooo:paragraph-rsid="001c23c2"/>
    </style:style>
    <style:style style:name="P12" style:family="paragraph" style:parent-style-name="Standard">
      <style:text-properties officeooo:rsid="001e0407" officeooo:paragraph-rsid="001e0407"/>
    </style:style>
    <style:style style:name="P13" style:family="paragraph" style:parent-style-name="Standard" style:list-style-name="L1">
      <style:text-properties officeooo:rsid="001e0407" officeooo:paragraph-rsid="001e0407"/>
    </style:style>
    <style:style style:name="P14" style:family="paragraph" style:parent-style-name="Standard" style:list-style-name="L2">
      <style:text-properties officeooo:rsid="001e0407" officeooo:paragraph-rsid="001e0407"/>
    </style:style>
    <style:style style:name="P15" style:family="paragraph" style:parent-style-name="Standard">
      <style:text-properties officeooo:rsid="001e0407" officeooo:paragraph-rsid="00298bd4"/>
    </style:style>
    <style:style style:name="P16" style:family="paragraph" style:parent-style-name="Standard">
      <style:text-properties officeooo:rsid="001fd875" officeooo:paragraph-rsid="001fd875"/>
    </style:style>
    <style:style style:name="P17" style:family="paragraph" style:parent-style-name="Standard">
      <style:text-properties officeooo:rsid="001fd875" officeooo:paragraph-rsid="00210f4e"/>
    </style:style>
    <style:style style:name="P18" style:family="paragraph" style:parent-style-name="Standard" style:list-style-name="L3">
      <style:text-properties officeooo:rsid="001fd875" officeooo:paragraph-rsid="001fd875"/>
    </style:style>
    <style:style style:name="P19" style:family="paragraph" style:parent-style-name="Standard" style:list-style-name="L4">
      <style:text-properties officeooo:rsid="001fd875" officeooo:paragraph-rsid="001fd875"/>
    </style:style>
    <style:style style:name="P20" style:family="paragraph" style:parent-style-name="Standard" style:list-style-name="L5">
      <style:text-properties officeooo:rsid="001fd875" officeooo:paragraph-rsid="00210f4e"/>
    </style:style>
    <style:style style:name="P21" style:family="paragraph" style:parent-style-name="Standard">
      <style:text-properties officeooo:rsid="00210f4e" officeooo:paragraph-rsid="00210f4e"/>
    </style:style>
    <style:style style:name="P22" style:family="paragraph" style:parent-style-name="Standard" style:list-style-name="L5">
      <style:text-properties officeooo:rsid="00210f4e" officeooo:paragraph-rsid="00210f4e"/>
    </style:style>
    <style:style style:name="P23" style:family="paragraph" style:parent-style-name="Standard">
      <style:text-properties officeooo:rsid="00225346" officeooo:paragraph-rsid="00225346"/>
    </style:style>
    <style:style style:name="P24" style:family="paragraph" style:parent-style-name="Standard">
      <style:text-properties officeooo:rsid="002433c4" officeooo:paragraph-rsid="002433c4"/>
    </style:style>
    <style:style style:name="P25" style:family="paragraph" style:parent-style-name="Standard">
      <style:text-properties officeooo:rsid="00254dff" officeooo:paragraph-rsid="00254dff"/>
    </style:style>
    <style:style style:name="P26" style:family="paragraph" style:parent-style-name="Standard">
      <style:text-properties officeooo:rsid="00266d76" officeooo:paragraph-rsid="00266d76"/>
    </style:style>
    <style:style style:name="P27" style:family="paragraph" style:parent-style-name="Standard">
      <style:text-properties officeooo:rsid="0027aee3" officeooo:paragraph-rsid="0027aee3"/>
    </style:style>
    <style:style style:name="P28" style:family="paragraph" style:parent-style-name="Standard">
      <style:text-properties fo:font-size="14pt" officeooo:rsid="001811f1" officeooo:paragraph-rsid="001811f1" style:font-size-asian="14pt" style:font-size-complex="14pt"/>
    </style:style>
    <style:style style:name="P29" style:family="paragraph" style:parent-style-name="Standard">
      <style:text-properties fo:font-size="14pt" officeooo:rsid="00298bd4" officeooo:paragraph-rsid="00298bd4" style:font-size-asian="14pt" style:font-size-complex="14pt"/>
    </style:style>
    <style:style style:name="P30" style:family="paragraph" style:parent-style-name="Standard">
      <style:text-properties fo:font-size="14pt" fo:font-weight="bold" officeooo:rsid="001811f1" officeooo:paragraph-rsid="001811f1" style:font-size-asian="14pt" style:font-weight-asian="bold" style:font-size-complex="14pt" style:font-weight-complex="bold"/>
    </style:style>
    <style:style style:name="P31" style:family="paragraph" style:parent-style-name="Standard">
      <style:text-properties fo:font-size="16pt" officeooo:rsid="00298bd4" officeooo:paragraph-rsid="00298bd4" style:font-size-asian="16pt" style:font-size-complex="16pt"/>
    </style:style>
    <style:style style:name="P32" style:family="paragraph" style:parent-style-name="Standard">
      <style:text-properties fo:font-size="13pt" fo:font-style="italic" fo:font-weight="bold" officeooo:rsid="00298bd4" officeooo:paragraph-rsid="00298bd4" style:font-size-asian="13pt" style:font-style-asian="italic" style:font-weight-asian="bold" style:font-size-complex="13pt" style:font-style-complex="italic" style:font-weight-complex="bold"/>
    </style:style>
    <style:style style:name="P33" style:family="paragraph" style:parent-style-name="Standard">
      <style:text-properties fo:font-size="13pt" fo:font-style="italic" fo:font-weight="bold" officeooo:rsid="00254dff" officeooo:paragraph-rsid="00254dff" style:font-size-asian="13pt" style:font-style-asian="italic" style:font-weight-asian="bold" style:font-size-complex="13pt" style:font-style-complex="italic" style:font-weight-complex="bold"/>
    </style:style>
    <style:style style:name="P34" style:family="paragraph" style:parent-style-name="Standard">
      <style:text-properties fo:font-size="13pt" fo:font-style="italic" fo:font-weight="bold" officeooo:rsid="00266d76" officeooo:paragraph-rsid="00266d76" style:font-size-asian="13pt" style:font-style-asian="italic" style:font-weight-asian="bold" style:font-size-complex="13pt" style:font-style-complex="italic" style:font-weight-complex="bold"/>
    </style:style>
    <style:style style:name="P35" style:family="paragraph" style:parent-style-name="Standard">
      <style:text-properties fo:font-size="13pt" fo:font-style="italic" style:text-underline-style="none" fo:font-weight="bold" officeooo:rsid="001fd875" officeooo:paragraph-rsid="001fd875" style:font-size-asian="13pt" style:font-style-asian="italic" style:font-weight-asian="bold" style:font-size-complex="13pt" style:font-style-complex="italic" style:font-weight-complex="bold"/>
    </style:style>
    <style:style style:name="T1" style:family="text">
      <style:text-properties officeooo:rsid="00120f62"/>
    </style:style>
    <style:style style:name="T2" style:family="text">
      <style:text-properties officeooo:rsid="00129b66"/>
    </style:style>
    <style:style style:name="T3" style:family="text">
      <style:text-properties officeooo:rsid="0014193b"/>
    </style:style>
    <style:style style:name="T4" style:family="text">
      <style:text-properties officeooo:rsid="0016555e"/>
    </style:style>
    <style:style style:name="T5" style:family="text">
      <style:text-properties officeooo:rsid="00198168"/>
    </style:style>
    <style:style style:name="T6" style:family="text">
      <style:text-properties officeooo:rsid="001c23c2"/>
    </style:style>
    <style:style style:name="T7" style:family="text">
      <style:text-properties officeooo:rsid="001e0407"/>
    </style:style>
    <style:style style:name="T8" style:family="text">
      <style:text-properties officeooo:rsid="001fd875"/>
    </style:style>
    <style:style style:name="T9" style:family="text">
      <style:text-properties officeooo:rsid="00210f4e"/>
    </style:style>
    <style:style style:name="T10" style:family="text">
      <style:text-properties officeooo:rsid="00225346"/>
    </style:style>
    <style:style style:name="T11" style:family="text">
      <style:text-properties officeooo:rsid="002433c4"/>
    </style:style>
    <style:style style:name="T12" style:family="text">
      <style:text-properties officeooo:rsid="00266d76"/>
    </style:style>
    <style:style style:name="T13" style:family="text">
      <style:text-properties officeooo:rsid="0027aee3"/>
    </style:style>
    <style:style style:name="T14" style:family="text">
      <style:text-properties officeooo:rsid="00285af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5">Expanding a Mexican-Food restaurant franchise.</text:span></text:p>
      <text:p text:style-name="P29"><text:span text:style-name="T15"/></text:p>
      <text:p text:style-name="P28"><text:span text:style-name="T15">Introduction</text:span></text:p>
      <text:p text:style-name="P1"/>
      <text:p text:style-name="P4">A group of investors <text:span text:style-name="T1">is</text:span> considering <text:span text:style-name="T1">to</text:span> expand the number of restaurants <text:span text:style-name="T1">in new locations over the world</text:span>. <text:span text:style-name="T1">The restaurant brand is ranked 20 in the top 50 best Mexican-food restaurants. The restaurants offer luxury commodities and amenities, as well as a great variety of international food and well-know chefs of around the world. The target customer is focused on people with high-spending-profiles living in big cities.</text:span></text:p>
      <text:p text:style-name="P4"/>
      <text:p text:style-name="P5">As such, investors need information on potential new locations to open new restaurants. These potential locations need to meet some basic criteria:</text:p>
      <text:p text:style-name="P5"/>
      <text:p text:style-name="P5">1. Locations should be located in cities with more than 1 million inhabitants.</text:p>
      <text:p text:style-name="P5">2. The average income of the population should exceed $50,000.00 dollars <text:span text:style-name="T3">per year</text:span>.</text:p>
      <text:p text:style-name="P5">3. Cities should be considered multi-cultural.</text:p>
      <text:p text:style-name="P5">4. <text:span text:style-name="T3">Other competitors should be established in the surroundings areas.</text:span></text:p>
      <text:p text:style-name="P5"/>
      <text:p text:style-name="P4"><text:span text:style-name="T2">In this respect, investors are interested in the city of Toronto, Canada. <text:s/>Toronto is a multi-cultural city whose residents hold a higher income-per-family with respect to the rest of cities in Canada1. In addition, the culinary offer in Toronto is vast, ranging from Japanesse to Babarian food restaurants and from cheap to very expensive venues.</text:span></text:p>
      <text:p text:style-name="P4"/>
      <text:p text:style-name="P6">In order to <text:span text:style-name="T4">fulfil the information requirements by the investors, the data science group will apply some clustering techniques to classify neighbourhoods given venues and demographic data of the city of Toronto.</text:span></text:p>
      <text:p text:style-name="P6"/>
      <text:p text:style-name="P30">Data Analysis</text:p>
      <text:p text:style-name="P6"/>
      <text:p text:style-name="P32"><text:span text:style-name="T5">D</text:span>ata <text:span text:style-name="T5">provenance</text:span></text:p>
      <text:p text:style-name="P7"/>
      <text:p text:style-name="P8">The group will be looking at different data sources, insofar a single dataset with all the required information may not be public available. <text:span text:style-name="T5">The datasets used are provided as open data from Canada government aggencies or, obtained by scrapping some web sites. We will focusing on geo-location data, zip codes and demographic (i.e., income) of Toronto. In particular, we will be looking at the following datasets:</text:span></text:p>
      <text:p text:style-name="P8"/>
      <text:p text:style-name="P10"><text:span text:style-name="T17">Toronto zip codes.</text:span> <text:span text:style-name="T6">We scrapped a Wikipedia page containing data of zip codes of Toronto, Canada. (</text:span><text:a xlink:type="simple" xlink:href="https://en.wikipedia.org/wiki/List_of_postal_codes_of_Canada:_M" text:style-name="Internet_20_link" text:visited-style-name="Visited_20_Internet_20_Link"><text:span text:style-name="T6">https://en.wikipedia.org/wiki/List_of_postal_codes_of_Canada:_M</text:span></text:a><text:span text:style-name="T6">). This dataset contains the following attributes:</text:span></text:p>
      <text:p text:style-name="P10"/>
      <text:list xml:id="list3678405399225547243" text:style-name="L1">
        <text:list-item>
          <text:p text:style-name="P13">Postal Code</text:p>
        </text:list-item>
        <text:list-item>
          <text:p text:style-name="P13">Borough</text:p>
        </text:list-item>
        <text:list-item>
          <text:p text:style-name="P13">Neighbourhood</text:p>
        </text:list-item>
      </text:list>
      <text:p text:style-name="P10"/>
      <text:p text:style-name="P11"><text:span text:style-name="T17">Toronto geo-data.</text:span> <text:span text:style-name="T7">We used a provided dataset containing geo-localization data for every postal code in Toronto. This dataset is as follows:</text:span></text:p>
      <text:p text:style-name="P11"/>
      <text:list xml:id="list5721750527010070681" text:style-name="L2">
        <text:list-item>
          <text:p text:style-name="P14">Postal Code</text:p>
        </text:list-item>
        <text:list-item>
          <text:p text:style-name="P14">Latitude</text:p>
        </text:list-item>
        <text:list-item>
          <text:p text:style-name="P14">Longitude</text:p>
        </text:list-item>
      </text:list>
      <text:p text:style-name="P12"><text:soft-page-break/></text:p>
      <text:p text:style-name="P15"><text:span text:style-name="T17">Ward geo-data. </text:span>We used an open dataset containing information on the ward in the city of Toronto <text:span text:style-name="T11">(</text:span><text:a xlink:type="simple" xlink:href="https://open.toronto.ca/dataset/ward-profiles-2018-25-ward-model/" text:style-name="Internet_20_link" text:visited-style-name="Visited_20_Internet_20_Link"><text:span text:style-name="T11">https://open.toronto.ca/dataset/ward-profiles-2018-25-ward-model/</text:span></text:a><text:span text:style-name="T11">)</text:span>. This dataset includes geo-localization coordinates (i.e., polygon) for each ward in Toronto. The schema is as follows:</text:p>
      <text:p text:style-name="P12"/>
      <text:list xml:id="list6796223642768661702" text:style-name="L3">
        <text:list-item>
          <text:p text:style-name="P18">Ward_number</text:p>
        </text:list-item>
        <text:list-item>
          <text:p text:style-name="P18">Area</text:p>
        </text:list-item>
        <text:list-item>
          <text:p text:style-name="P18">Geometry</text:p>
        </text:list-item>
      </text:list>
      <text:p text:style-name="P16"/>
      <text:p text:style-name="P15"><text:span text:style-name="T17">Income data.</text:span> We used an open data dataset containing demographic information of Toronto <text:span text:style-name="T11">(</text:span><text:a xlink:type="simple" xlink:href="https://www.toronto.ca/city-government/data-research-maps/neighbourhoods-communities/ward-profiles/" text:style-name="Internet_20_link" text:visited-style-name="Visited_20_Internet_20_Link"><text:span text:style-name="T11">https://www.toronto.ca/city-government/data-research-maps/neighbourhoods-communities/ward-profiles/</text:span></text:a><text:span text:style-name="T11">)</text:span>. In particular, it contains the average income-per-family for every ward in the city of Toronto. <text:span text:style-name="T8">The schema is as follows:</text:span></text:p>
      <text:p text:style-name="P12"/>
      <text:list xml:id="list5921522939256746779" text:style-name="L4">
        <text:list-item>
          <text:p text:style-name="P19">Ward_number</text:p>
        </text:list-item>
        <text:list-item>
          <text:p text:style-name="P19">Average_income</text:p>
        </text:list-item>
      </text:list>
      <text:p text:style-name="P16"/>
      <text:p text:style-name="P16"><text:span text:style-name="T17">Venue data. </text:span>We <text:span text:style-name="T9">used Foursquare api to obtain data of venues in Toronto. In a nutshell, we obtain data on the venue location, categories and type of venue.</text:span></text:p>
      <text:p text:style-name="P12"/>
      <text:p text:style-name="P12"/>
      <text:p text:style-name="P35">Wrangling process</text:p>
      <text:p text:style-name="P35"/>
      <text:p text:style-name="P15"><text:span text:style-name="T19">As I mentioned before, we are using data from different heterogenous datasources. Thus, I wrangled data to obtain a uniform view of the target schema. </text:span><text:span text:style-name="T8">We need data that associates:</text:span></text:p>
      <text:p text:style-name="P17"/>
      <text:list xml:id="list205105574329850036" text:style-name="L5">
        <text:list-item>
          <text:p text:style-name="P22">Postal code, Wards and Neighbourhoods of Toronto.</text:p>
        </text:list-item>
        <text:list-item>
          <text:p text:style-name="P20"><text:span text:style-name="T9">Venues categories.</text:span></text:p>
        </text:list-item>
        <text:list-item>
          <text:p text:style-name="P22">Venues locations.</text:p>
        </text:list-item>
        <text:list-item>
          <text:p text:style-name="P22">Income-per-family in wards and areas of Toronto.</text:p>
        </text:list-item>
      </text:list>
      <text:p text:style-name="P21"/>
      <text:p text:style-name="P9">General process:</text:p>
      <text:p text:style-name="P21"/>
      <text:p text:style-name="P21">First, we obtain the geo-coordinates for each postal code by joining the postal code and geo-data datasources.</text:p>
      <text:p text:style-name="P21"/>
      <text:p text:style-name="P21">Second, <text:span text:style-name="T10">given the coordinates for each postal code we determine the ward <text:s/>to which the neigbourhood belongs. Here, we use the ward datasource that contains a polygon that represents the <text:s/>ward area. For each postal code coordinate, we calculate the intersection with each polygon.</text:span></text:p>
      <text:p text:style-name="P21"/>
      <text:p text:style-name="P23">Third, <text:span text:style-name="T11">we obtain the average income-per-family of each ward by joining the ward with the ward-income datasource. Here, we discretized the income variable into three bins, representing low, medium and high income.</text:span></text:p>
      <text:p text:style-name="P23"/>
      <text:p text:style-name="P24">Fourth, we obtain venue information using Foursquare for each geo-coordinate representing a Neighbourhood.</text:p>
      <text:p text:style-name="P24"/>
      <text:p text:style-name="P24">Finally, we merge all data resulting in a dataset containing, venue information, location and average income.</text:p>
      <text:p text:style-name="P24"/>
      <text:p text:style-name="P24"/>
      <text:p text:style-name="P24"><text:soft-page-break/></text:p>
      <text:p text:style-name="P33">Clustering data</text:p>
      <text:p text:style-name="P25"/>
      <text:p text:style-name="P25">In order to obtain a view of the potential locations in which the new restaurants can be open, we run a clustering algorithm to group similar venues <text:span text:style-name="T12">given its location, categories and the average income of the population in such areas. In particular, we use k-means algorithm. <text:s/>We parametrized the clustering algorithm using two values of “k”, namely, 3 and 4.</text:span></text:p>
      <text:p text:style-name="P25"/>
      <text:p text:style-name="P25"/>
      <text:p text:style-name="P34">Results</text:p>
      <text:p text:style-name="P26"/>
      <text:p text:style-name="P26">By running the algorithm using different values of k, we noticed that any value greater than three resulted in 3 distinct clusters. Interestingly, this number of clusters also corresponds to the number of bins <text:span text:style-name="T13">on</text:span> the income variable.</text:p>
      <text:p text:style-name="P26"/>
      <text:p text:style-name="P26">Moreover, we can see that <text:span text:style-name="T13">most of the international-food venues, are concentrated in a small area, namely, in the center of the city, which also happens to be one of the areas with the highest income-per-familiy.</text:span></text:p>
      <text:p text:style-name="P26"/>
      <text:p text:style-name="P27">By analysing this data, investors decided to open a new restaurant in the area of Toronto Dominion Centre, because there are several international restaurants <text:span text:style-name="T14">surrounded by wards with high in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08:47:29.444104415</meta:creation-date>
    <dc:date>2020-12-22T17:28:17.385580315</dc:date>
    <meta:editing-duration>P1DT23H30M17S</meta:editing-duration>
    <meta:editing-cycles>17</meta:editing-cycles>
    <meta:generator>LibreOffice/5.1.6.2$Linux_X86_64 LibreOffice_project/10m0$Build-2</meta:generator>
    <meta:document-statistic meta:table-count="0" meta:image-count="0" meta:object-count="0" meta:page-count="3" meta:paragraph-count="47" meta:word-count="805" meta:character-count="5304" meta:non-whitespace-character-count="4557"/>
  </office:meta>
</office:document-meta>
</file>